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D000000102A388DD917A6A1BF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3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6" style:family="paragraph" style:parent-style-name="Normal_20__28_Web_29_">
      <style:paragraph-properties fo:margin-left="0.635cm" fo:margin-right="0cm" fo:margin-top="0cm" fo:margin-bottom="0cm" style:contextual-spacing="false" fo:text-align="justify" style:justify-single-word="false" fo:orphans="2" fo:widows="2" fo:text-indent="0cm" style:auto-text-indent="false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7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8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0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1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2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3" style:family="paragraph" style:parent-style-name="Normal_20__28_Web_29_">
      <style:paragraph-properties fo:margin-left="0.635cm" fo:margin-right="0cm" fo:margin-top="0cm" fo:margin-bottom="0cm" style:contextual-spacing="false" fo:text-align="justify" style:justify-single-word="false" fo:orphans="2" fo:widows="2" fo:text-indent="0cm" style:auto-text-indent="false"/>
      <style:text-properties fo:language="es" fo:country="ES" style:letter-kerning="false" style:language-complex="ar" style:country-complex="SA"/>
    </style:style>
    <style:style style:name="P14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5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1b297f" officeooo:paragraph-rsid="001b297f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16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7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1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2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fo:background-color="#1f1f1f"/>
    </style:style>
    <style:style style:name="P24" style:family="paragraph" style:parent-style-name="Standard">
      <style:paragraph-properties fo:break-before="page"/>
      <style:text-properties fo:color="#cccccc" loext:opacity="100%" fo:background-color="#1f1f1f"/>
    </style:style>
    <style:style style:name="P25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6" style:family="paragraph" style:parent-style-name="Standard">
      <style:paragraph-properties fo:margin-top="0cm" fo:margin-bottom="0cm" style:contextual-spacing="false" style:line-height-at-least="0.503cm"/>
      <style:text-properties fo:color="#6a9955" loext:opacity="100%" style:font-name="Consolas" fo:font-size="10.5pt" fo:font-weight="normal" fo:background-color="#1f1f1f"/>
    </style:style>
    <style:style style:name="P27" style:family="paragraph" style:parent-style-name="Standard">
      <style:paragraph-properties fo:margin-top="0cm" fo:margin-bottom="0cm" style:contextual-spacing="false" style:line-height-at-least="0.503cm"/>
    </style:style>
    <style:style style:name="P28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6" style:family="text">
      <style:text-properties style:font-name="Calibri" fo:font-size="11pt" style:font-size-asian="11pt" style:font-name-complex="Calibri1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8" style:family="text">
      <style:text-properties style:font-name="Calibri" fo:font-size="12pt" style:font-size-asian="12pt" style:font-name-complex="Calibri1" style:font-size-complex="12pt"/>
    </style:style>
    <style:style style:name="T9" style:family="text">
      <style:text-properties style:font-name="Calibri" fo:font-size="12pt" style:font-name-asian="Arial2" style:font-size-asian="12pt" style:font-name-complex="Calibri1" style:font-size-complex="12pt"/>
    </style:style>
    <style:style style:name="T10" style:family="text">
      <style:text-properties fo:font-size="10pt" fo:font-weight="bold" style:font-size-asian="10pt" style:font-weight-asian="bold" style:font-name-complex="Calibri1" style:font-size-complex="9pt"/>
    </style:style>
    <style:style style:name="T11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T12" style:family="text">
      <style:text-properties fo:color="#6a9955" loext:opacity="100%" style:font-name="Consolas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19"><text:span text:style-name="T1">NOMBRE Y APELLIDOS:</text:span><text:span text:style-name="T1"/></text:p>
            <text:p text:style-name="P15">manuel juan naranjo gutierrez<text:span text:style-name="T1"/></text:p>
          </table:table-cell>
          <table:covered-table-cell/>
          <table:covered-table-cell/>
          <table:table-cell table:style-name="Tabla1.D1" table:number-columns-spanned="3" office:value-type="string">
            <text:p text:style-name="P20"><text:span text:style-name="T1">FECHA: 17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><text:span text:style-name="T1">DOCENTE: MANUEL MACÍAS PÉREZ</text:span><text:span text:style-name="T1"/></text:p>
            <text:p text:style-name="P14"/>
          </table:table-cell>
          <table:covered-table-cell/>
          <table:covered-table-cell/>
          <table:table-cell table:style-name="Tabla1.D1" table:number-columns-spanned="3" office:value-type="string">
            <text:p text:style-name="P20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9"><text:span text:style-name="T2">(IFCD0110) CONFECCIÓN Y PUBLICACIÓN DE PÁGINAS WEB</text:span><text:span text:style-name="T1"/></text:p>
          </table:table-cell>
          <table:covered-table-cell/>
          <table:covered-table-cell/>
          <table:table-cell table:style-name="Tabla1.D1" table:number-columns-spanned="3" office:value-type="string">
            <text:p text:style-name="P20"><text:span text:style-name="T1">Nº CURSO: </text:span><text:span text:style-name="T10">22-35/008902</text:span><text:span text:style-name="T1"/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21"><text:span text:style-name="T3">MF: </text:span><text:span text:style-name="T3"/></text:p>
          </table:table-cell>
          <table:table-cell table:style-name="Tabla1.D1" office:value-type="string">
            <text:p text:style-name="P22"><text:span text:style-name="T3">0491</text:span><text:span text:style-name="T3"/></text:p>
          </table:table-cell>
          <table:table-cell table:style-name="Tabla1.C4" table:number-rows-spanned="3" office:value-type="string">
            <text:p text:style-name="P3"><text:span text:style-name="T11">UNIDADES DE APRENDIZAJE A LAS QUE RESPONDE: </text:span><text:span text:style-name="T11"/></text:p>
          </table:table-cell>
          <table:table-cell table:style-name="Tabla1.C4" table:number-rows-spanned="3" office:value-type="string">
            <text:p text:style-name="P22"><text:span text:style-name="T3">UA1</text:span><text:span text:style-name="T3"/></text:p>
          </table:table-cell>
          <table:table-cell table:style-name="Tabla1.D1" table:number-rows-spanned="3" office:value-type="string">
            <text:p text:style-name="P3"><text:span text:style-name="T11">Duración:</text:span><text:span text:style-name="T11"/></text:p>
          </table:table-cell>
          <table:table-cell table:style-name="Tabla1.D1" table:number-rows-spanned="3" office:value-type="string">
            <text:p text:style-name="P4"><text:span text:style-name="T11">2 hrs.</text:span><text:span text:style-name="T11"/></text:p>
          </table:table-cell>
        </table:table-row>
        <table:table-row table:style-name="Tabla1.4">
          <table:table-cell table:style-name="Tabla1.D1" office:value-type="string">
            <text:p text:style-name="P21"><text:span text:style-name="T3">UF:</text:span><text:span text:style-name="T3"/></text:p>
          </table:table-cell>
          <table:table-cell table:style-name="Tabla1.D1" office:value-type="string">
            <text:p text:style-name="P22"><text:span text:style-name="T3">1842</text:span><text:span text:style-name="T3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21"><text:span text:style-name="T3">PRÁCTICA Nº:</text:span><text:span text:style-name="T3"/></text:p>
          </table:table-cell>
          <table:table-cell table:style-name="Tabla1.D1" office:value-type="string">
            <text:p text:style-name="P22"><text:span text:style-name="T3">Actividad 3</text:span><text:span text:style-name="T3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9"><text:span text:style-name="T6">DENOMINACIÓN:</text:span><text:span text:style-name="T7"> EJERCICIOS EN PSEUDOCÓDIGO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10"><text:span text:style-name="T5">DESCRIPCIÓN</text:span><text:span text:style-name="T1"/></text:p>
            <text:p text:style-name="P10"><text:span text:style-name="T4">1.- Se propone la realización de un Script que lea dos números y nos diga cuál de ellos es mayor o bien si son iguales (recuerda usar la estructura condicional SI).</text:span><text:span text:style-name="T4"/></text:p>
            <text:p text:style-name="P5"/>
            <text:p text:style-name="P13"><text:span text:style-name="T4">InicioProceso</text:span><text:span text:style-name="T4"/></text:p>
            <text:p text:style-name="P13"><text:span text:style-name="T4"><text:s text:c="4"/>Escribir "Introduce el primer número"</text:span><text:span text:style-name="T4"/></text:p>
            <text:p text:style-name="P13"><text:span text:style-name="T4"><text:s text:c="4"/>Leer numero1</text:span><text:span text:style-name="T4"/></text:p>
            <text:p text:style-name="P13"><text:span text:style-name="T4"><text:s text:c="4"/>Escribir "Introduce el segundo número"</text:span><text:span text:style-name="T4"/></text:p>
            <text:p text:style-name="P13"><text:span text:style-name="T4"><text:s text:c="4"/>Leer numero2</text:span><text:span text:style-name="T4"/></text:p>
            <text:p text:style-name="P13"><text:span text:style-name="T4"><text:s text:c="4"/>//comparamos los dos números,</text:span><text:span text:style-name="T4"/></text:p>
            <text:p text:style-name="P13"><text:span text:style-name="T4"><text:s text:c="4"/>//si el primero es mayor o igual que el segundo entra</text:span><text:span text:style-name="T4"/></text:p>
            <text:p text:style-name="P13"><text:span text:style-name="T4"><text:s text:c="4"/>Si (numero1&gt;=numero2) Entonces</text:span><text:span text:style-name="T4"/></text:p>
            <text:p text:style-name="P13"><text:span text:style-name="T4"><text:s text:c="4"/>//Si el numero1 y numero2 son iguales entra y escribe que son iguales</text:span><text:span text:style-name="T4"/></text:p>
            <text:p text:style-name="P13"><text:span text:style-name="T4"><text:s text:c="4"/>//Sino lo son escribe que el numero1 es el mayor</text:span><text:span text:style-name="T4"/></text:p>
            <text:p text:style-name="P13"><text:span text:style-name="T4"><text:s text:c="8"/>Si (numero1=numero2) Entonces</text:span><text:span text:style-name="T4"/></text:p>
            <text:p text:style-name="P13"><text:span text:style-name="T4"><text:s text:c="12"/>escribir "los números " numero1 " " numero2 " son iguales"</text:span><text:span text:style-name="T4"/></text:p>
            <text:p text:style-name="P13"><text:span text:style-name="T4"><text:s text:c="8"/>Sino</text:span><text:span text:style-name="T4"/></text:p>
            <text:p text:style-name="P13"><text:span text:style-name="T4"><text:s text:c="12"/>Escribir numero1 " es el mayor de los dos"</text:span><text:span text:style-name="T4"/></text:p>
            <text:p text:style-name="P13"><text:span text:style-name="T4"><text:s text:c="8"/>FinSi</text:span><text:span text:style-name="T4"/></text:p>
            <text:p text:style-name="P13"><text:span text:style-name="T4"><text:s text:c="5"/>//Si el primer Si es falso, escribe que el numero2 es mayor</text:span><text:span text:style-name="T4"/></text:p>
            <text:p text:style-name="P13"><text:span text:style-name="T4"><text:s text:c="5"/>Sino</text:span><text:span text:style-name="T4"/></text:p>
            <text:p text:style-name="P13"><text:span text:style-name="T4"><text:s text:c="8"/>Escribir numero2 " es el mayor de los dos"</text:span><text:span text:style-name="T4"/></text:p>
            <text:p text:style-name="P13"><text:span text:style-name="T4"><text:s text:c="5"/>FinSi</text:span><text:span text:style-name="T4"/></text:p>
            <text:p text:style-name="P13"><text:span text:style-name="T4">FinProceso</text:span><text:span text:style-name="T4"/></text:p>
            <text:p text:style-name="P6"/>
            <text:p text:style-name="P11"><text:span text:style-name="T4">La práctica se realizará de manera individual. </text:span><text:span text:style-name="T4"/></text:p>
            <text:p text:style-name="P7"/>
            <text:p text:style-name="P11"><text:span text:style-name="T5">MEDIOS PARA SU REALIZACIÓN</text:span><text:span text:style-name="T1"/></text:p>
            <text:list text:style-name="WWNum40">
              <text:list-item>
                <text:p text:style-name="P12"><text:span text:style-name="T3">Equipo informático.</text:span><text:span text:style-name="T3"/></text:p>
              </text:list-item>
              <text:list-item>
                <text:p text:style-name="P12"><text:span text:style-name="T3">Aplicación Visual Code Studio instalada en el equipo.</text:span><text:span text:style-name="T3"/></text:p>
              </text:list-item>
              <text:list-item>
                <text:p text:style-name="P12"><text:span text:style-name="T3">Navegadores actualizados</text:span><text:span text:style-name="T3"/></text:p>
              </text:list-item>
            </text:list>
            <text:p text:style-name="P8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ext:p text:style-name="Standard"/>
      <text:p text:style-name="P24">                              <text:span text:style-name="T12">// ACTIVIDAD  3</text:span><text:span text:style-name="T9"/></text:p>
      <text:p text:style-name="P27"/>
      <text:p text:style-name="P26">// var numero1= parseInt(prompt("Introduce el valor del numero1" , "0"));<text:span text:style-name="T9"/></text:p>
      <text:p text:style-name="P26">// console.log("valor del numero1 " +  numero1);<text:span text:style-name="T9"/></text:p>
      <text:p text:style-name="P27"/>
      <text:p text:style-name="P26">// var numero2= parseInt( prompt("introduce el valor de numero2" , "0"));<text:span text:style-name="T9"/></text:p>
      <text:p text:style-name="P26">// console.log("valor del numero2 " +  numero2);<text:span text:style-name="T9"/></text:p>
      <text:p text:style-name="P25"><text:line-break/><text:span text:style-name="T9"/></text:p>
      <text:p text:style-name="P26">// if (numero1==numero2) {<text:span text:style-name="T9"/></text:p>
      <text:p text:style-name="P26">//     console.log("los numeros son iguales ")<text:span text:style-name="T9"/></text:p>
      <text:p text:style-name="P23">    <text:span text:style-name="T9"/></text:p>
      <text:p text:style-name="P26">// }<text:span text:style-name="T9"/></text:p>
      <text:p text:style-name="P26">// if (numero1&gt;=numero2){<text:span text:style-name="T9"/></text:p>
      <text:p text:style-name="P26">//     console.log("el numero 1 es superior")<text:span text:style-name="T9"/></text:p>
      <text:p text:style-name="P27"/>
      <text:p text:style-name="P26">// }<text:span text:style-name="T9"/></text:p>
      <text:p text:style-name="P27"/>
      <text:p text:style-name="P26">// else {<text:span text:style-name="T9"/></text:p>
      <text:p text:style-name="P26">//    console.log("el numero2 es superior")<text:span text:style-name="T9"/></text:p>
      <text:p text:style-name="P23">    <text:span text:style-name="T9"/></text:p>
      <text:p text:style-name="P26">// }<text:span text:style-name="T9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25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39cm" svg:width="17.002cm" svg:height="1.949cm" draw:z-index="1"><draw:image xlink:href="Pictures/10000000000008D000000102A388DD917A6A1BF0.png" xlink:type="simple" xlink:show="embed" xlink:actuate="onLoad" draw:mime-type="image/png"/></draw:frame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4</meta:editing-cycles>
    <meta:creation-date>2023-07-17T00:12:00</meta:creation-date>
    <dc:date>2023-07-17T19:47:12.704000000</dc:date>
    <meta:editing-duration>PT1M17S</meta:editing-duration>
    <meta:generator>LibreOffice/7.4.7.2$Windows_X86_64 LibreOffice_project/723314e595e8007d3cf785c16538505a1c878ca5</meta:generator>
    <meta:document-statistic meta:table-count="1" meta:image-count="1" meta:object-count="0" meta:page-count="2" meta:paragraph-count="62" meta:word-count="281" meta:character-count="1865" meta:non-whitespace-character-count="1483"/>
    <meta:user-defined meta:name="AppVersion">16.0000</meta:user-defined>
    <meta:template xlink:type="simple" xlink:actuate="onRequest" xlink:title="Normal.dotm" xlink:href=""/>
  </office:meta>
</office:document-meta>
</file>